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6.985cm" fo:margin-right="0cm" fo:text-indent="0cm" style:auto-text-indent="false"/>
      <style:text-properties style:font-name="Arial" fo:font-size="11pt" fo:language="fr" fo:country="BE" style:font-size-asian="11pt" style:font-name-complex="Arial"/>
    </style:style>
    <style:style style:name="P2" style:family="paragraph" style:parent-style-name="UrbanBody">
      <style:text-properties fo:font-size="12pt" fo:font-weight="normal" style:font-size-asian="12pt" style:font-weight-asian="normal" style:font-weight-complex="normal"/>
    </style:style>
    <style:style style:name="P3" style:family="paragraph" style:parent-style-name="UrbanBody">
      <style:text-properties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style:text-position="super 58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Title3">VILLE DE <text:text-input text:description="Misc-Commune">tool.getCityName(prefixed=True)</text:text-input> – PERMIS D’ENVIRONNEMENT - DECISION</text:p>
      <text:p text:style-name="P1"/>
      <text:p text:style-name="UrbanBody"><text:text-input text:description="Permis de bâtir-Référence">self.getReference()</text:text-input></text:p>
      <text:p text:style-name="UrbanBody"/>
      <text:p text:style-name="UrbanBody"/>
      <text:p text:style-name="UrbanBody">Le Bourgmestre porte à la connaissance du public que le Collège Communal de la Ville de <text:text-input text:description="Misc-Commune">tool.getCityName(prefixed=True)</text:text-input> a délivré en date du <text:text-input text:description="Evénement-Date de la décision">tool.formatDate(self.getLastLicenceDelivery().getDecisionDate())</text:text-input> un permis d’environnement à <text:text-input text:description="Demandeur-Signalétique (avec adresse)">self.getApplicantsSignaletic(withaddress=True)</text:text-input><text:text-input text:description="Demandeur-Signalétique (avec adresse)">self.getApplicantsSignaletic(withaddress=True)</text:text-input>-, ci-après dénommé(e) l'exploitant, sollicite un permis d'environnement pour <text:text-input text:description="Permis de bâtir-Objet du permis">self.getLicenceSubject()</text:text-input>.</text:p>
      <text:p text:style-name="UrbanBody"/>
      <text:p text:style-name="P3"><text:text-input text:description="Situation des travaux">self.getWorkLocationSignaletic()</text:text-input></text:p>
      <text:p text:style-name="UrbanBody"/>
      <text:p text:style-name="UrbanBody"/>
      <text:p text:style-name="UrbanBody"><text:span text:style-name="T1">L’arrêté du </text:span>Collège Communal de la Ville de <text:text-input text:description="Misc-Commune">tool.getCityName(prefixed=True)</text:text-input> <text:span text:style-name="T1">peut être consulté du ... au ..., tous les jours ouvrables de 9h à 12h et de 14h à 16h ainsi que le mardi jusque 20 h (prendre rendez-vous au 065/40.55.87) à la Cellule Environnement, rue XXX, 18 à </text:span><text:span text:style-name="T1"><text:text-input text:description="Misc-Commune">tool.getCityName(prefixed=True)</text:text-input></text:span><text:span text:style-name="T1">.</text:span></text:p>
      <text:p text:style-name="UrbanBody"/>
      <text:p text:style-name="UrbanBody">Quiconque peut avoir accès au dossier complet, dans les limites prévues par le décret du 27 mai 2004, relatif au livre 1<text:span text:style-name="T2">er</text:span> du Code de l’Environnement, relatif à l’information des citoyens, auprès de la Cellule Environnement, rue XXX, 18 à <text:s/><text:text-input text:description="Misc-Commune">tool.getCityName(prefixed=True)</text:text-input>.</text:p>
      <text:p text:style-name="UrbanBody"/>
      <text:p text:style-name="UrbanBody">Toute personne physique ou morale justifiant d’un intérêt peut introduire un recours auprès du Gouvernement wallon à l’encontre de la décision faisant l’objet du présent affichage. Sous peine d’irrecevabilité, ce recours doit être introduit dans les formes et délais suivants :</text:p>
      <text:p text:style-name="UrbanBody"/>
      <text:p text:style-name="UrbanBody">le recours est adressé au moyen du formulaire dont le modèle figure en annexe 11 de l’Arrêté du Gouvernement wallon du 04.07.02 établissant la procédure de délivrance des permis d’environnement ;</text:p>
      <text:p text:style-name="UrbanBody">il est envoyé par recommandée avec accusé de réception ou remis contre récépissé à la DGRNE, avenue Prince de Liège 15, 5100 JAMBES. </text:p>
      <text:p text:style-name="UrbanBody">il est intenté dans les 20 jours à dater du premier jour d’affichage du présent avis.</text:p>
      <text:p text:style-name="UrbanBody"/>
      <text:p text:style-name="UrbanBody"/>
      <text:p text:style-name="UrbanBody"/>
      <text:p text:style-name="UrbanBody">Fait à <text:s/><text:text-input text:description="Misc-Commune">tool.getCityName(prefixed=False)</text:text-input> le ...</text:p>
      <text:p text:style-name="UrbanBody"/>
      <text:p text:style-name="UrbanBody">Affiché le <text:text-input text:description="Evénement-Date">urbanEventObj.getFormattedDate()</text:text-input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WW8Num5z0" style:family="text">
      <style:text-properties style:font-name="Times New Roman1" style:font-name-asian="Times New Roman1" style:font-name-complex="Times New Roman1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1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4-16T11:35:22</dc:date>
    <dc:creator>Simon Delcourt</dc:creator>
    <meta:editing-duration>PT8H52M23S</meta:editing-duration>
    <meta:editing-cycles>57</meta:editing-cycles>
    <meta:generator>LibreOffice/3.5$Linux_x86 LibreOffice_project/350m1$Build-2</meta:generator>
    <meta:document-statistic meta:table-count="0" meta:image-count="0" meta:object-count="0" meta:page-count="1" meta:paragraph-count="13" meta:word-count="260" meta:character-count="1938" meta:non-whitespace-character-count="1689"/>
  </office:meta>
</office:document-meta>
</file>